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5123976534757339047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503289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500697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504366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182756891678995058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4171425713828072359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6">2.<text:tab/>Next continue running but now adjust pace up and down in order to keep HR <text:tab/>near HR0. <text:s/>Record mile splits on a watch. <text:s/>The split for the 3rd mile is Tmax.</text:p>
          <text:p text:style-name="P67">Continued</text:p>
          <text:p text:style-name="P6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727245759757801296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4837978038628248199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27583566494969039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6717581670417157842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8267437740435966344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4955179074194935544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17T16:29:37.24</dc:date>
    <dc:creator>James  Lombardi</dc:creator>
    <meta:editing-duration>P8DT18H59M53S</meta:editing-duration>
    <meta:editing-cycles>773</meta:editing-cycles>
    <meta:generator>OpenOffice/4.1.2$Win32 OpenOffice.org_project/412m3$Build-9782</meta:generator>
    <meta:document-statistic meta:table-count="0" meta:image-count="0" meta:object-count="0" meta:page-count="34" meta:paragraph-count="878" meta:word-count="11078" meta:character-count="55615"/>
  </office:meta>
</office:document-meta>
</file>